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2a9" officeooo:paragraph-rsid="000aa2a9"/>
    </style:style>
    <style:style style:name="T1" style:family="text">
      <style:text-properties officeooo:rsid="000b5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ituação</text:p>
      <text:p text:style-name="P1"><text:line-break/>Tarefa:</text:p>
      <text:p text:style-name="P1"/>
      <text:p text:style-name="P1">Ação:</text:p>
      <text:p text:style-name="P1"><text:line-break/>Resultado:</text:p>
      <text:p text:style-name="P1">Se o arquivo não existir:</text:p>
      <text:p text:style-name="P1"><text:tab/>-&gt; criar arquivo local</text:p>
      <text:p text:style-name="P1"><text:tab/>-&gt; adicionar dados</text:p>
      <text:p text:style-name="P1"><text:tab/>-&gt; mover para o hdfs</text:p>
      <text:p text:style-name="P1"/>
      <text:p text:style-name="P1">Se o arquivo existir:</text:p>
      <text:p text:style-name="P1"><text:tab/>-&gt; baixar arquivo do hdfs</text:p>
      <text:p text:style-name="P1"><text:tab/>-&gt; atuallizar o arquivo</text:p>
      <text:p text:style-name="P1"><text:tab/>-&gt; mover o arquivo (Deve ser sobreescrito)</text:p>
      <text:p text:style-name="P1"><text:s text:c="12"/>-&gt; <text:span text:style-name="T1">Remover o arquivo temporari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5.2$Linux_X86_64 LibreOffice_project/480$Build-2</meta:generator>
    <dc:date>2025-03-23T20:01:01.593162623</dc:date>
    <meta:editing-duration>PT2M30S</meta:editing-duration>
    <meta:editing-cycles>2</meta:editing-cycles>
    <meta:document-statistic meta:table-count="0" meta:image-count="0" meta:object-count="0" meta:page-count="1" meta:paragraph-count="13" meta:word-count="46" meta:character-count="277" meta:non-whitespace-character-count="224"/>
  </office:meta>
</office:document-meta>
</file>